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f11f" officeooo:paragraph-rsid="0001f11f" style:font-weight-asian="bold" style:font-weight-complex="bold"/>
    </style:style>
    <style:style style:name="P2" style:family="paragraph" style:parent-style-name="Standard">
      <style:text-properties fo:font-weight="bold" officeooo:rsid="0011eb16" officeooo:paragraph-rsid="0011eb16" style:font-weight-asian="bold" style:font-weight-complex="bold"/>
    </style:style>
    <style:style style:name="P3" style:family="paragraph" style:parent-style-name="Standard">
      <style:text-properties fo:font-weight="bold" officeooo:rsid="0005f675" officeooo:paragraph-rsid="00371542" style:font-weight-asian="bold" style:font-weight-complex="bold"/>
    </style:style>
    <style:style style:name="P4" style:family="paragraph" style:parent-style-name="Standard">
      <style:text-properties fo:font-weight="normal" officeooo:rsid="0001f11f" officeooo:paragraph-rsid="0001f11f" style:font-weight-asian="normal" style:font-weight-complex="normal"/>
    </style:style>
    <style:style style:name="P5" style:family="paragraph" style:parent-style-name="Standard">
      <style:text-properties fo:font-weight="normal" officeooo:rsid="0004acb4" officeooo:paragraph-rsid="0004acb4" style:font-weight-asian="normal" style:font-weight-complex="normal"/>
    </style:style>
    <style:style style:name="P6" style:family="paragraph" style:parent-style-name="Standard">
      <style:text-properties fo:font-weight="normal" officeooo:rsid="0005f675" officeooo:paragraph-rsid="0005f675" style:font-weight-asian="normal" style:font-weight-complex="normal"/>
    </style:style>
    <style:style style:name="P7" style:family="paragraph" style:parent-style-name="Standard">
      <style:text-properties fo:font-weight="normal" officeooo:rsid="0017d7d5" officeooo:paragraph-rsid="000cf489" style:font-weight-asian="normal" style:font-weight-complex="normal"/>
    </style:style>
    <style:style style:name="P8" style:family="paragraph" style:parent-style-name="Standard">
      <style:text-properties fo:font-weight="normal" officeooo:rsid="002593b5" officeooo:paragraph-rsid="002848b5" style:font-weight-asian="normal" style:font-weight-complex="normal"/>
    </style:style>
    <style:style style:name="P9" style:family="paragraph" style:parent-style-name="Standard">
      <style:text-properties fo:font-style="normal" fo:font-weight="normal" officeooo:rsid="0005f675" officeooo:paragraph-rsid="0005f675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weight="bold" officeooo:rsid="0005f675" officeooo:paragraph-rsid="00371542" style:font-weight-asian="bold" style:font-weight-complex="bold"/>
    </style:style>
    <style:style style:name="P11" style:family="paragraph" style:parent-style-name="Standard">
      <style:text-properties fo:font-weight="bold" officeooo:rsid="0001f11f" officeooo:paragraph-rsid="0001f11f" style:font-weight-asian="bold" style:font-weight-complex="bold"/>
    </style:style>
    <style:style style:name="P12" style:family="paragraph" style:parent-style-name="Standard">
      <style:text-properties fo:font-weight="bold" officeooo:rsid="0069c253" officeooo:paragraph-rsid="0069c253" style:font-weight-asian="bold" style:font-weight-complex="bold"/>
    </style:style>
    <style:style style:name="P13" style:family="paragraph" style:parent-style-name="Standard">
      <style:text-properties fo:font-weight="normal" officeooo:rsid="006511d3" officeooo:paragraph-rsid="0067d628" style:font-weight-asian="normal" style:font-weight-complex="normal"/>
    </style:style>
    <style:style style:name="P14" style:family="paragraph" style:parent-style-name="Standard">
      <style:text-properties fo:font-weight="normal" officeooo:rsid="00661441" officeooo:paragraph-rsid="00661441" style:font-weight-asian="normal" style:font-weight-complex="normal"/>
    </style:style>
    <style:style style:name="P15" style:family="paragraph" style:parent-style-name="Standard">
      <style:text-properties fo:font-weight="normal" officeooo:rsid="0067d628" officeooo:paragraph-rsid="0067d62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df063" style:font-weight-asian="normal" style:font-weight-complex="normal"/>
    </style:style>
    <style:style style:name="T3" style:family="text">
      <style:text-properties fo:font-weight="normal" officeooo:rsid="0041d8aa" style:font-weight-asian="normal" style:font-weight-complex="normal"/>
    </style:style>
    <style:style style:name="T4" style:family="text">
      <style:text-properties fo:font-weight="normal" officeooo:rsid="005512b7" style:font-weight-asian="normal" style:font-weight-complex="normal"/>
    </style:style>
    <style:style style:name="T5" style:family="text">
      <style:text-properties fo:font-weight="normal" officeooo:rsid="0055b6fc" style:font-weight-asian="normal" style:font-weight-complex="normal"/>
    </style:style>
    <style:style style:name="T6" style:family="text">
      <style:text-properties fo:font-weight="normal" officeooo:rsid="0052cd9a" style:font-weight-asian="normal" style:font-weight-complex="normal"/>
    </style:style>
    <style:style style:name="T7" style:family="text">
      <style:text-properties fo:font-weight="normal" officeooo:rsid="0053ef33" style:font-weight-asian="normal" style:font-weight-complex="normal"/>
    </style:style>
    <style:style style:name="T8" style:family="text">
      <style:text-properties fo:font-weight="normal" officeooo:rsid="006340b6" style:font-weight-asian="normal" style:font-weight-complex="normal"/>
    </style:style>
    <style:style style:name="T9" style:family="text">
      <style:text-properties fo:font-weight="normal" officeooo:rsid="003a9ff1" style:font-weight-asian="normal" style:font-weight-complex="normal"/>
    </style:style>
    <style:style style:name="T10" style:family="text">
      <style:text-properties officeooo:rsid="0004bbb8"/>
    </style:style>
    <style:style style:name="T11" style:family="text">
      <style:text-properties fo:font-style="italic" officeooo:rsid="0004bbb8" style:font-style-asian="italic" style:font-style-complex="italic"/>
    </style:style>
    <style:style style:name="T12" style:family="text">
      <style:text-properties fo:font-style="italic" officeooo:rsid="002848b5" style:font-style-asian="italic" style:font-style-complex="italic"/>
    </style:style>
    <style:style style:name="T13" style:family="text">
      <style:text-properties fo:font-style="italic" officeooo:rsid="002a08fc" style:font-style-asian="italic" style:font-style-complex="italic"/>
    </style:style>
    <style:style style:name="T14" style:family="text">
      <style:text-properties fo:font-style="italic" officeooo:rsid="0031e4fc" style:font-style-asian="italic" style:font-style-complex="italic"/>
    </style:style>
    <style:style style:name="T15" style:family="text">
      <style:text-properties fo:font-style="italic" officeooo:rsid="0033c9d8" style:font-style-asian="italic" style:font-style-complex="italic"/>
    </style:style>
    <style:style style:name="T16" style:family="text">
      <style:text-properties fo:font-style="italic" officeooo:rsid="0033d757" style:font-style-asian="italic" style:font-style-complex="italic"/>
    </style:style>
    <style:style style:name="T17" style:family="text">
      <style:text-properties fo:font-style="italic" officeooo:rsid="006a1679" style:font-style-asian="italic" style:font-style-complex="italic"/>
    </style:style>
    <style:style style:name="T18" style:family="text">
      <style:text-properties fo:font-style="italic" fo:font-weight="normal" officeooo:rsid="0041d8a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4caf0a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4eb286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4da4f4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4fae10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3ffca8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4085ff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4ac005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4c0909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4faefa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50f7f6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52caa1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53f7cf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54fe1a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553f10" style:font-style-asian="italic" style:font-weight-asian="normal" style:font-style-complex="italic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04bbb8" style:font-style-asian="normal" style:font-style-complex="normal"/>
    </style:style>
    <style:style style:name="T35" style:family="text">
      <style:text-properties fo:font-style="normal" officeooo:rsid="000b989d" style:font-style-asian="normal" style:font-style-complex="normal"/>
    </style:style>
    <style:style style:name="T36" style:family="text">
      <style:text-properties fo:font-style="normal" officeooo:rsid="002848b5" style:font-style-asian="normal" style:font-style-complex="normal"/>
    </style:style>
    <style:style style:name="T37" style:family="text">
      <style:text-properties fo:font-style="normal" officeooo:rsid="002a08fc" style:font-style-asian="normal" style:font-style-complex="normal"/>
    </style:style>
    <style:style style:name="T38" style:family="text">
      <style:text-properties fo:font-style="normal" officeooo:rsid="002aa8e7" style:font-style-asian="normal" style:font-style-complex="normal"/>
    </style:style>
    <style:style style:name="T39" style:family="text">
      <style:text-properties fo:font-style="normal" officeooo:rsid="0033d757" style:font-style-asian="normal" style:font-style-complex="normal"/>
    </style:style>
    <style:style style:name="T40" style:family="text">
      <style:text-properties fo:font-style="normal" officeooo:rsid="00622222" style:font-style-asian="normal" style:font-style-complex="normal"/>
    </style:style>
    <style:style style:name="T41" style:family="text">
      <style:text-properties fo:font-style="normal" officeooo:rsid="00661441" style:font-style-asian="normal" style:font-style-complex="normal"/>
    </style:style>
    <style:style style:name="T42" style:family="text">
      <style:text-properties fo:font-style="normal" officeooo:rsid="0067db59" style:font-style-asian="normal" style:font-style-complex="normal"/>
    </style:style>
    <style:style style:name="T43" style:family="text">
      <style:text-properties fo:font-style="normal" officeooo:rsid="006a1679" style:font-style-asian="normal" style:font-style-complex="normal"/>
    </style:style>
    <style:style style:name="T44" style:family="text">
      <style:text-properties fo:font-style="normal" officeooo:rsid="006beb19" style:font-style-asian="normal" style:font-style-complex="normal"/>
    </style:style>
    <style:style style:name="T45" style:family="text">
      <style:text-properties fo:font-style="normal" fo:font-weight="normal" officeooo:rsid="0041d8aa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45f07a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4eb286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433589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4aaf60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6340b6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a9ff1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4085ff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418a58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4ac005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4f624b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4faefa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50f7f6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553f10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5722c7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6d1158" style:font-style-asian="normal" style:font-weight-asian="normal" style:font-style-complex="normal" style:font-weight-complex="normal"/>
    </style:style>
    <style:style style:name="T61" style:family="text">
      <style:text-properties officeooo:rsid="001e9055"/>
    </style:style>
    <style:style style:name="T62" style:family="text">
      <style:text-properties officeooo:rsid="001f823c"/>
    </style:style>
    <style:style style:name="T63" style:family="text">
      <style:text-properties officeooo:rsid="0021af8b"/>
    </style:style>
    <style:style style:name="T64" style:family="text">
      <style:text-properties officeooo:rsid="0025c15a"/>
    </style:style>
    <style:style style:name="T65" style:family="text">
      <style:text-properties officeooo:rsid="0033c9d8"/>
    </style:style>
    <style:style style:name="T66" style:family="text">
      <style:text-properties officeooo:rsid="0053ef33"/>
    </style:style>
    <style:style style:name="T67" style:family="text">
      <style:text-properties officeooo:rsid="0067d6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st stage: <text:span text:style-name="T61">Parsing</text:span></text:p>
      <text:p text:style-name="P4"/>
      <text:p text:style-name="P5">The input string from the user is transformed into <text:span text:style-name="T10">a parse-form representing</text:span><text:span text:style-name="T34"> a </text:span><text:span text:style-name="T11">composite</text:span><text:span text:style-name="T34"> (see terminology.odt).</text:span></text:p>
      <text:p text:style-name="P5"/>
      <text:p text:style-name="P6"><text:span text:style-name="T34">E</text:span><text:span text:style-name="T33">xamples:</text:span></text:p>
      <text:p text:style-name="P9"><text:tab/>“dua pai” →<text:tab/><text:tab/>(dua pai)</text:p>
      <text:p text:style-name="P6"><text:span text:style-name="T33"><text:tab/>“dua leo pai” →<text:tab/>(dua </text:span><text:span text:style-name="T38">(</text:span><text:span text:style-name="T35">leo pai)</text:span><text:span text:style-name="T38">)</text:span></text:p>
      <text:p text:style-name="P9"><text:tab/>“dua leo ru pai” →<text:tab/>(dua (ru leo pai))</text:p>
      <text:p text:style-name="P7"/>
      <text:p text:style-name="P8">This stage must support:</text:p>
      <text:p text:style-name="P8"><text:tab/><text:span text:style-name="T65">1. </text:span><text:span text:style-name="T15">predicate predicate</text:span></text:p>
      <text:p text:style-name="P8"><text:span text:style-name="T12"><text:tab/></text:span><text:span text:style-name="T16">2</text:span><text:span text:style-name="T36">. </text:span><text:span text:style-name="T13">predicate</text:span><text:span text:style-name="T37"> RU </text:span><text:span text:style-name="T13">predicate</text:span></text:p>
      <text:p text:style-name="P8"><text:span text:style-name="T36"><text:tab/></text:span><text:span text:style-name="T39">3.</text:span><text:span text:style-name="T36"> </text:span><text:span text:style-name="T37">TO RU </text:span><text:span text:style-name="T13">predicate</text:span><text:span text:style-name="T37"> TO </text:span><text:span text:style-name="T13">predicate</text:span></text:p>
      <text:p text:style-name="P8"><text:span text:style-name="T37"><text:tab/></text:span><text:span text:style-name="T39">4.</text:span><text:span text:style-name="T37"> MU</text:span><text:span text:style-name="T13"> predicat</text:span><text:span text:style-name="T14">e</text:span></text:p>
      <text:p text:style-name="P8"/>
      <text:p text:style-name="P3"><text:span text:style-name="T9">T</text:span><text:span text:style-name="T2">here are </text:span><text:span text:style-name="T3">four types of </text:span><text:span text:style-name="T51">parse-forms:</text:span></text:p>
      <text:p text:style-name="P3"><text:span text:style-name="T3"><text:tab/>1. </text:span><text:span text:style-name="T18">P<text:tab/><text:tab/></text:span><text:span text:style-name="T45">where P is a predicate </text:span><text:span text:style-name="T46">word</text:span></text:p>
      <text:p text:style-name="P3"><text:span text:style-name="T45"><text:tab/>2. </text:span><text:span text:style-name="T18">(</text:span><text:span text:style-name="T19">X Y</text:span><text:span text:style-name="T18">)<text:tab/></text:span><text:span text:style-name="T45">where </text:span><text:span text:style-name="T47">X</text:span><text:span text:style-name="T45"> and </text:span><text:span text:style-name="T47">Y</text:span><text:span text:style-name="T45"> are </text:span><text:span text:style-name="T60">parse-forms</text:span></text:p>
      <text:p text:style-name="P3"><text:span text:style-name="T45"><text:tab/></text:span><text:span text:style-name="T48">3</text:span><text:span text:style-name="T45">. </text:span><text:span text:style-name="T18">(mu </text:span><text:span text:style-name="T20">X</text:span><text:span text:style-name="T18">)<text:tab/></text:span><text:span text:style-name="T45">where </text:span><text:span text:style-name="T47">X</text:span><text:span text:style-name="T45"> is a </text:span><text:span text:style-name="T60">parse-form</text:span></text:p>
      <text:p text:style-name="P3"><text:span text:style-name="T45"><text:tab/></text:span><text:span text:style-name="T48">4</text:span><text:span text:style-name="T45">. </text:span><text:span text:style-name="T18">(ru </text:span><text:span text:style-name="T20">X</text:span><text:span text:style-name="T21"> </text:span><text:span text:style-name="T22">Y</text:span><text:span text:style-name="T18">)</text:span><text:span text:style-name="T45"><text:tab/>where </text:span><text:span text:style-name="T47">X</text:span><text:span text:style-name="T45"> and </text:span><text:span text:style-name="T47">Y</text:span><text:span text:style-name="T45"> are </text:span><text:span text:style-name="T60">parse-forms</text:span><text:span text:style-name="T45"> and ru is a member of RU</text:span></text:p>
      <text:p text:style-name="P3"/>
      <text:p text:style-name="P3"><text:span text:style-name="T7">(parse exp)</text:span><text:span text:style-name="T66"> =</text:span></text:p>
      <text:p text:style-name="P3"><text:tab/><text:span text:style-name="T4">1. <text:s text:c="2"/></text:span><text:span text:style-name="T25">word</text:span><text:span text:style-name="T23"><text:tab/><text:tab/><text:tab/><text:tab/>→</text:span><text:span text:style-name="T24"> </text:span><text:span text:style-name="T25">word</text:span></text:p>
      <text:p text:style-name="P3"><text:span text:style-name="T1"><text:tab/></text:span><text:span text:style-name="T5">2</text:span><text:span text:style-name="T6">. <text:s text:c="2"/></text:span><text:span text:style-name="T24">anything</text:span><text:span text:style-name="T52"> TO RU </text:span><text:span text:style-name="T24">p1 </text:span><text:span text:style-name="T52">TO p2<text:tab/>→ </text:span><text:span text:style-name="T24">anything</text:span><text:span text:style-name="T52"> (</text:span><text:span text:style-name="T59">RU </text:span><text:span text:style-name="T53">(parse </text:span><text:span text:style-name="T24">p1</text:span><text:span text:style-name="T53">) (parse</text:span><text:span text:style-name="T24"> p2</text:span><text:span text:style-name="T52">)</text:span><text:span text:style-name="T53">)</text:span><text:span text:style-name="T52"><text:tab/></text:span></text:p>
      <text:p text:style-name="P3"><text:span text:style-name="T7"><text:tab/></text:span><text:span text:style-name="T5">3</text:span><text:span text:style-name="T7">. <text:s text:c="2"/></text:span><text:span text:style-name="T8">Else:</text:span></text:p>
      <text:p text:style-name="P3"><text:span text:style-name="T8"><text:tab/><text:tab/>a. </text:span><text:span text:style-name="T54">Turn all <text:s/><text:tab/>“MU </text:span><text:span text:style-name="T29">p1</text:span><text:span text:style-name="T26">”</text:span><text:span text:style-name="T54"> <text:tab/> <text:tab/>into (</text:span><text:span text:style-name="T56">MU</text:span><text:span text:style-name="T54"> </text:span><text:span text:style-name="T30">p</text:span><text:span text:style-name="T31">1</text:span><text:span text:style-name="T54">)</text:span></text:p>
      <text:p text:style-name="P3"><text:span text:style-name="T50"><text:tab/><text:tab/>b. </text:span><text:span text:style-name="T55">Turn all <text:s/><text:tab/>“</text:span><text:span text:style-name="T28">p1</text:span><text:span text:style-name="T55"> RU </text:span><text:span text:style-name="T28">p</text:span><text:span text:style-name="T29">2</text:span><text:span text:style-name="T55"> RU… ” <text:tab/>into </text:span><text:span text:style-name="T56">(RU </text:span><text:span text:style-name="T27">word</text:span><text:span text:style-name="T56"> (RU … ))</text:span></text:p>
      <text:p text:style-name="P3"><text:span text:style-name="T56"><text:tab/><text:tab/></text:span><text:span text:style-name="T57">c. Turn<text:tab/><text:tab/>“</text:span><text:span text:style-name="T32">p1 p2 p3 …</text:span><text:span text:style-name="T58">”<text:tab/><text:tab/>into (</text:span><text:span text:style-name="T32">p1 (p2 (p3 … )))</text:span></text:p>
      <text:p text:style-name="P1"/>
      <text:p text:style-name="P2"><text:span text:style-name="T64">Second</text:span> stage (hidden): <text:span text:style-name="T63">Interpretation and Expansion</text:span></text:p>
      <text:p text:style-name="P1"/>
      <text:p text:style-name="P13">First, the parse-form is used to generate a list of serial-forms, cycling through the combinations of predicates that go with the words. <text:s/><text:span text:style-name="T67">Some combinations may be filtered out.</text:span></text:p>
      <text:p text:style-name="P13"/>
      <text:p text:style-name="P13"><text:span text:style-name="T40">T</text:span><text:span text:style-name="T41">hen, the serial-forms are expanded via (expand), (mu-ify), and (ru-ify).</text:span></text:p>
      <text:p text:style-name="P14"/>
      <text:p text:style-name="P15"><text:span text:style-name="T33">These two steps are placed in the same stage because </text:span><text:span text:style-name="T42">eventually, filtration modes may be necessary which can only be done “in line” with the expansion. <text:s/>For example, </text:span><text:span text:style-name="T43">there may be a mode where if the</text:span><text:span text:style-name="T17"> head</text:span><text:span text:style-name="T43"> of the serial has type [x 1 x], then the </text:span><text:span text:style-name="T17">tail</text:span><text:span text:style-name="T43"> must be filtered out to only its </text:span><text:span text:style-name="T44">highest-arity predicate.</text:span></text:p>
      <text:p text:style-name="P1"/>
      <text:p text:style-name="P1">Third stage: Pretty-prin<text:span text:style-name="T62">t</text:span></text:p>
      <text:p text:style-name="P1"/>
      <text:p text:style-name="P12"><text:span text:style-name="T1">Both the serial-forms and the resulting expanded predicates can be pretty-print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23:18:12.805487814</meta:creation-date>
    <meta:generator>LibreOffice/4.3.3.2$Linux_X86_64 LibreOffice_project/430m0$Build-2</meta:generator>
    <dc:date>2018-08-15T02:08:24.027508446</dc:date>
    <meta:editing-duration>PT2H48M32S</meta:editing-duration>
    <meta:editing-cycles>115</meta:editing-cycles>
    <meta:document-statistic meta:table-count="0" meta:image-count="0" meta:object-count="0" meta:page-count="1" meta:paragraph-count="29" meta:word-count="281" meta:character-count="1531" meta:non-whitespace-character-count="1235"/>
  </office:meta>
</office:document-meta>
</file>